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Pictures/1000020100000430000003134414FDE1B12A27EA.png" manifest:media-type="image/png"/>
  <manifest:file-entry manifest:full-path="Pictures/100002010000043000000313051448FB820BB267.png" manifest:media-type="image/png"/>
  <manifest:file-entry manifest:full-path="Pictures/100002010000042D000002D2449F7ABBBF05B0A8.png" manifest:media-type="image/png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marker-end="Arrow" draw:marker-end-width="0.3cm" draw:fill="none" draw:textarea-vertical-align="middle"/>
    </style:style>
    <style:style style:name="P1" style:family="paragraph">
      <style:paragraph-properties fo:text-align="center"/>
    </style:style>
    <style:style style:name="P2" style:family="paragraph">
      <loext:graphic-properties draw:fill="none" draw:fill-color="#ffffff"/>
    </style:style>
    <style:style style:name="P3" style:family="paragraph">
      <loext:graphic-properties draw:fill="none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8.515cm" svg:height="5.751cm" svg:x="8.874cm" svg:y="2.778cm">
          <draw:image xlink:href="Pictures/100002010000042D000002D2449F7ABBBF05B0A8.png" xlink:type="simple" xlink:show="embed" xlink:actuate="onLoad">
            <text:p/>
          </draw:image>
        </draw:frame>
        <draw:frame draw:style-name="gr1" draw:text-style-name="P1" draw:layer="layout" svg:width="8.515cm" svg:height="5.751cm" svg:x="3.286cm" svg:y="11.886cm">
          <draw:image xlink:href="Pictures/100002010000043000000313051448FB820BB267.png" xlink:type="simple" xlink:show="embed" xlink:actuate="onLoad">
            <text:p/>
          </draw:image>
        </draw:frame>
        <draw:frame draw:style-name="gr1" draw:text-style-name="P1" draw:layer="layout" svg:width="8.515cm" svg:height="5.751cm" svg:x="14.335cm" svg:y="11.886cm">
          <draw:image xlink:href="Pictures/1000020100000430000003134414FDE1B12A27EA.png" xlink:type="simple" xlink:show="embed" xlink:actuate="onLoad">
            <text:p/>
          </draw:image>
        </draw:frame>
        <draw:frame draw:style-name="gr2" draw:text-style-name="P2" draw:layer="layout" svg:width="3.144cm" svg:height="1.673cm" svg:x="16.906cm" svg:y="10.63cm">
          <draw:text-box>
            <text:p>Motoman</text:p>
            <text:p/>
          </draw:text-box>
        </draw:frame>
        <draw:frame draw:style-name="gr2" draw:text-style-name="P2" draw:layer="layout" svg:width="2.263cm" svg:height="1.673cm" svg:x="5.572cm" svg:y="10.63cm">
          <draw:text-box>
            <text:p>Fanuc</text:p>
            <text:p/>
          </draw:text-box>
        </draw:frame>
        <draw:frame draw:style-name="gr2" draw:text-style-name="P2" draw:layer="layout" svg:width="3.529cm" svg:height="0.962cm" svg:x="10.171cm" svg:y="1.562cm">
          <draw:text-box>
            <text:p>Supervisor</text:p>
          </draw:text-box>
        </draw:frame>
        <draw:line draw:style-name="gr3" draw:text-style-name="P3" draw:layer="layout" svg:x1="11.541cm" svg:y1="8.62cm" svg:x2="9.255cm" svg:y2="11.668cm">
          <text:p/>
        </draw:line>
        <draw:line draw:style-name="gr3" draw:text-style-name="P3" draw:layer="layout" svg:x1="14.843cm" svg:y1="8.62cm" svg:x2="17.002cm" svg:y2="11.41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Will Shackleford</meta:initial-creator>
    <meta:creation-date>2017-04-05T09:41:51.840383084</meta:creation-date>
    <dc:date>2017-04-05T09:57:16.593042163</dc:date>
    <dc:creator>Will Shackleford</dc:creator>
    <meta:editing-duration>PT14S</meta:editing-duration>
    <meta:editing-cycles>1</meta:editing-cycles>
    <meta:document-statistic meta:object-count="8"/>
    <meta:generator>LibreOffice/5.0.3.2$Linux_X86_64 LibreOffice_project/00m0$Build-2</meta:generator>
  </office:meta>
</office:document-meta>
</file>